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85cm" fo:padding-left="0.15cm"/>
    </style:style>
    <style:style style:name="gr3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5cm"/>
    </style:style>
    <style:style style:name="gr38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39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0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1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2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7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8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5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5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4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font-size="6pt" style:font-size-asian="8pt" style:font-weight-asian="normal" style:font-size-complex="8pt"/>
    </style:style>
    <style:style style:name="T7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</text:span><text:span text:style-name="T2">ER</text:span><text:span text:style-name="T2"><text:tab/></text:span><text:span text:style-name="T2">VX(64)</text:span></text:p>
          <text:p text:style-name="P3"><text:span text:style-name="T2"><text:tab/></text:span><text:span text:style-name="T2">CUR_UPD_STA</text:span><text:span text:style-name="T2">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</text:span><text:span text:style-name="T3">URRENCI</text:span><text:span text:style-name="T3">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</text:span><text:span text:style-name="T3">A_</text:span><text:span text:style-name="T3">T_</text:span><text:span text:style-name="T3">LE</text:span><text:span text:style-name="T3">DG</text:span><text:span text:style-name="T3">ER</text:span><text:span text:style-name="T3">S_</text:span><text:span text:style-name="T3">CU</text:span><text:span text:style-name="T3">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444cm" svg:x2="20.301cm" svg:y2="18.444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</text:span><text:span text:style-name="T2">E_</text:span><text:span text:style-name="T2">M</text:span><text:span text:style-name="T2">NE</text:span><text:span text:style-name="T2">M</text:span><text:span text:style-name="T2">O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#</text:span><text:span text:style-name="T2"><text:tab/></text:span><text:span text:style-name="T2">OT</text:span><text:span text:style-name="T2">E_</text:span><text:span text:style-name="T2">DE</text:span><text:span text:style-name="T2">T_</text:span><text:span text:style-name="T2">RO</text:span><text:span text:style-name="T2">W</text:span><text:span text:style-name="T2"><text:tab/></text:span><text:span text:style-name="T2">IN</text:span><text:span text:style-name="T2">TE</text:span><text:span text:style-name="T2">GE</text:span><text:span text:style-name="T2">R</text:span></text:p>
          <text:p text:style-name="P3"><text:span text:style-name="T2"><text:tab/></text:span><text:span text:style-name="T2">OT</text:span><text:span text:style-name="T2">E_</text:span><text:span text:style-name="T2">DE</text:span><text:span text:style-name="T2">T_</text:span><text:span text:style-name="T2">CO</text:span><text:span text:style-name="T2">M</text:span><text:span text:style-name="T2">M</text:span><text:span text:style-name="T2">EN</text:span><text:span text:style-name="T2">T</text:span><text:span text:style-name="T2"><text:tab/></text:span><text:span text:style-name="T2">VX</text:span><text:span text:style-name="T2">(25</text:span><text:span text:style-name="T2">6)</text:span></text:p>
          <text:p text:style-name="P3"><text:span text:style-name="T2"><text:tab/></text:span><text:span text:style-name="T2">OT</text:span><text:span text:style-name="T2">E_</text:span><text:span text:style-name="T2">DE</text:span><text:span text:style-name="T2">T_</text:span><text:span text:style-name="T2">AC</text:span><text:span text:style-name="T2">CO</text:span><text:span text:style-name="T2">UN</text:span><text:span text:style-name="T2">T</text:span><text:span text:style-name="T2"><text:tab/></text:span><text:span text:style-name="T2">VX</text:span><text:span text:style-name="T2">(25</text:span><text:span text:style-name="T2">6)</text:span></text:p>
          <text:p text:style-name="P3"><text:span text:style-name="T2"><text:tab/></text:span><text:span text:style-name="T2">OT</text:span><text:span text:style-name="T2">E_</text:span><text:span text:style-name="T2">DE</text:span><text:span text:style-name="T2">T_</text:span><text:span text:style-name="T2">AC</text:span><text:span text:style-name="T2">CO</text:span><text:span text:style-name="T2">UN</text:span><text:span text:style-name="T2">T_</text:span><text:span text:style-name="T2">LO</text:span><text:span text:style-name="T2">CK</text:span><text:span text:style-name="T2">ED</text:span><text:span text:style-name="T2"><text:tab/></text:span><text:span text:style-name="T2">X(1</text:span><text:span text:style-name="T2">)</text:span></text:p>
          <text:p text:style-name="P3"><text:span text:style-name="T2"><text:tab/></text:span><text:span text:style-name="T2">OT</text:span><text:span text:style-name="T2">E_</text:span><text:span text:style-name="T2">DE</text:span><text:span text:style-name="T2">T_</text:span><text:span text:style-name="T2">LA</text:span><text:span text:style-name="T2">BE</text:span><text:span text:style-name="T2">L</text:span><text:span text:style-name="T2"><text:tab/></text:span><text:span text:style-name="T2">VX</text:span><text:span text:style-name="T2">(25</text:span><text:span text:style-name="T2">6)</text:span></text:p>
          <text:p text:style-name="P3"><text:span text:style-name="T2"><text:tab/></text:span><text:span text:style-name="T2">OT</text:span><text:span text:style-name="T2">E_</text:span><text:span text:style-name="T2">DE</text:span><text:span text:style-name="T2">T_</text:span><text:span text:style-name="T2">LA</text:span><text:span text:style-name="T2">BE</text:span><text:span text:style-name="T2">L_L</text:span><text:span text:style-name="T2">OC</text:span><text:span text:style-name="T2">KE</text:span><text:span text:style-name="T2">D</text:span><text:span text:style-name="T2"><text:tab/></text:span><text:span text:style-name="T2">X(1</text:span><text:span text:style-name="T2">)</text:span></text:p>
          <text:p text:style-name="P3"><text:span text:style-name="T2"><text:tab/></text:span><text:span text:style-name="T2">OT</text:span><text:span text:style-name="T2">E_</text:span><text:span text:style-name="T2">DE</text:span><text:span text:style-name="T2">T_</text:span><text:span text:style-name="T2">DE</text:span><text:span text:style-name="T2">BIT</text:span><text:span text:style-name="T2"><text:tab/></text:span><text:span text:style-name="T2">VX</text:span><text:span text:style-name="T2">(25</text:span><text:span text:style-name="T2">6)</text:span></text:p>
          <text:p text:style-name="P3"><text:span text:style-name="T2"><text:tab/></text:span><text:span text:style-name="T2">OT</text:span><text:span text:style-name="T2">E_</text:span><text:span text:style-name="T2">DE</text:span><text:span text:style-name="T2">T_</text:span><text:span text:style-name="T2">DE</text:span><text:span text:style-name="T2">BIT</text:span><text:span text:style-name="T2">_L</text:span><text:span text:style-name="T2">OC</text:span><text:span text:style-name="T2">KE</text:span><text:span text:style-name="T2">D</text:span><text:span text:style-name="T2"><text:tab/></text:span><text:span text:style-name="T2">X(1</text:span><text:span text:style-name="T2">)</text:span></text:p>
          <text:p text:style-name="P3"><text:span text:style-name="T2"><text:tab/></text:span><text:span text:style-name="T2">OT</text:span><text:span text:style-name="T2">E_</text:span><text:span text:style-name="T2">DE</text:span><text:span text:style-name="T2">T_</text:span><text:span text:style-name="T2">CR</text:span><text:span text:style-name="T2">ED</text:span><text:span text:style-name="T2">IT</text:span><text:span text:style-name="T2"><text:tab/></text:span><text:span text:style-name="T2">VX</text:span><text:span text:style-name="T2">(25</text:span><text:span text:style-name="T2">6)</text:span></text:p>
          <text:p text:style-name="P3"><text:span text:style-name="T2"><text:tab/></text:span><text:span text:style-name="T2">OT</text:span><text:span text:style-name="T2">E_</text:span><text:span text:style-name="T2">DE</text:span><text:span text:style-name="T2">T_</text:span><text:span text:style-name="T2">CR</text:span><text:span text:style-name="T2">ED</text:span><text:span text:style-name="T2">IT_</text:span><text:span text:style-name="T2">LO</text:span><text:span text:style-name="T2">CK</text:span><text:span text:style-name="T2">ED</text:span><text:span text:style-name="T2"><text:tab/></text:span><text:span text:style-name="T2">X(1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</text:span><text:span text:style-name="T3">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</text:span><text:span text:style-name="T1">lec</text:span><text:span text:style-name="T1">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</text:span><text:span text:style-name="T2">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</text:span><text:span text:style-name="T2">T</text:span><text:span text:style-name="T2"><text:tab/></text:span><text:span text:style-name="T2">DECIMAL(20,5)</text:span></text:p>
          <text:p text:style-name="P12"><text:span text:style-name="T2"><text:tab/></text:span><text:span text:style-name="T2">ACC_ROUGH_CRE</text:span><text:span text:style-name="T2">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</text:span><text:span text:style-name="T3">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</text:span><text:span text:style-name="T2">BAT_I</text:span><text:span text:style-name="T2">D</text:span><text:span text:style-name="T2"><text:tab/></text:span><text:span text:style-name="T2">BIGIN</text:span><text:span text:style-name="T2">T</text:span></text:p>
          <text:p text:style-name="P3"><text:span text:style-name="T2"><text:tab/></text:span><text:span text:style-name="T2">BAT_</text:span><text:span text:style-name="T2">URI</text:span><text:span text:style-name="T2"><text:tab/></text:span><text:span text:style-name="T2">VX(2</text:span><text:span text:style-name="T2">56)</text:span></text:p>
          <text:p text:style-name="P3"><text:span text:style-name="T2"><text:tab/></text:span><text:span text:style-name="T2">BAT_F</text:span><text:span text:style-name="T2">ORM</text:span><text:span text:style-name="T2">AT</text:span><text:span text:style-name="T2"><text:tab/></text:span><text:span text:style-name="T2">VX(1</text:span><text:span text:style-name="T2">28)</text:span></text:p>
          <text:p text:style-name="P3"><text:span text:style-name="T2"><text:tab/></text:span><text:span text:style-name="T2">BAT_</text:span><text:span text:style-name="T2">BEGI</text:span><text:span text:style-name="T2">N</text:span><text:span text:style-name="T2"><text:tab/></text:span><text:span text:style-name="T2">DATE</text:span></text:p>
          <text:p text:style-name="P3"><text:span text:style-name="T2"><text:tab/></text:span><text:span text:style-name="T2">BAT_</text:span><text:span text:style-name="T2">END</text:span><text:span text:style-name="T2"><text:tab/></text:span><text:span text:style-name="T2">DATE</text:span></text:p>
          <text:p text:style-name="P3"><text:span text:style-name="T2"><text:tab/></text:span><text:span text:style-name="T2">BAT_</text:span><text:span text:style-name="T2">RIB</text:span><text:span text:style-name="T2"><text:tab/></text:span><text:span text:style-name="T2">VX(1</text:span><text:span text:style-name="T2">28)</text:span></text:p>
          <text:p text:style-name="P3"><text:span text:style-name="T2"><text:tab/></text:span><text:span text:style-name="T2">BAT_</text:span><text:span text:style-name="T2">CURR</text:span><text:span text:style-name="T2">ENCY</text:span><text:span text:style-name="T2"><text:tab/></text:span><text:span text:style-name="T2">X(3)</text:span></text:p>
          <text:p text:style-name="P3"><text:span text:style-name="T2"><text:tab/></text:span><text:span text:style-name="T2">BAT_</text:span><text:span text:style-name="T2">SOLD</text:span><text:span text:style-name="T2">E</text:span><text:span text:style-name="T2"><text:tab/></text:span><text:span text:style-name="T2">DECI</text:span><text:span text:style-name="T2">MAL(</text:span><text:span text:style-name="T2">20,5)</text:span></text:p>
          <text:p text:style-name="P3"><text:span text:style-name="T2"><text:tab/></text:span><text:span text:style-name="T2">BAT_</text:span><text:span text:style-name="T2">ACCO</text:span><text:span text:style-name="T2">UNT</text:span><text:span text:style-name="T2"><text:tab/></text:span><text:span text:style-name="T2">VX(6</text:span><text:span text:style-name="T2">4)</text:span></text:p>
          <text:p text:style-name="P3"><text:span text:style-name="T2"><text:tab/></text:span><text:span text:style-name="T2">BAT_</text:span><text:span text:style-name="T2">NOTE</text:span><text:span text:style-name="T2">S</text:span><text:span text:style-name="T2"><text:tab/></text:span><text:span text:style-name="T2">VX(4</text:span><text:span text:style-name="T2">096)</text:span></text:p>
          <text:p text:style-name="P3"><text:span text:style-name="T2"><text:tab/></text:span><text:span text:style-name="T2">BAT_</text:span><text:span text:style-name="T2">UPD_</text:span><text:span text:style-name="T2">USER</text:span><text:span text:style-name="T2"><text:tab/></text:span><text:span text:style-name="T2">VX(6</text:span><text:span text:style-name="T2">4)</text:span></text:p>
          <text:p text:style-name="P3"><text:span text:style-name="T2"><text:tab/></text:span><text:span text:style-name="T2">BAT_</text:span><text:span text:style-name="T2">UPD_</text:span><text:span text:style-name="T2">STAM</text:span><text:span text:style-name="T2">P</text:span><text:span text:style-name="T2"><text:tab/></text:span><text:span text:style-name="T2">TIME</text:span><text:span text:style-name="T2">STAM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</text:span><text:span text:style-name="T3">_T_</text:span><text:span text:style-name="T3">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</text:span><text:span text:style-name="T2">NE_ID</text:span><text:span text:style-name="T2"><text:tab/></text:span><text:span text:style-name="T2">BIGINT</text:span></text:p>
          <text:p text:style-name="P3"><text:span text:style-name="T2"><text:tab/></text:span><text:span text:style-name="T2">BAT_LI</text:span><text:span text:style-name="T2">NE_DE</text:span><text:span text:style-name="T2">FFECT</text:span><text:span text:style-name="T2"><text:tab/></text:span><text:span text:style-name="T2">DATE</text:span></text:p>
          <text:p text:style-name="P3"><text:span text:style-name="T2"><text:tab/></text:span><text:span text:style-name="T2">BAT_LI</text:span><text:span text:style-name="T2">NE_D</text:span><text:span text:style-name="T2">OPE</text:span><text:span text:style-name="T2"><text:tab/></text:span><text:span text:style-name="T2">DATE</text:span></text:p>
          <text:p text:style-name="P3"><text:span text:style-name="T2"><text:tab/></text:span><text:span text:style-name="T2">BAT_LI</text:span><text:span text:style-name="T2">NE_RE</text:span><text:span text:style-name="T2">F</text:span><text:span text:style-name="T2"><text:tab/></text:span><text:span text:style-name="T2">VX(256</text:span><text:span text:style-name="T2">)</text:span></text:p>
          <text:p text:style-name="P3"><text:span text:style-name="T2"><text:tab/></text:span><text:span text:style-name="T2">BAT_LI</text:span><text:span text:style-name="T2">NE_LA</text:span><text:span text:style-name="T2">BEL</text:span><text:span text:style-name="T2"><text:tab/></text:span><text:span text:style-name="T2">VX(256</text:span><text:span text:style-name="T2">)</text:span></text:p>
          <text:p text:style-name="P3"><text:span text:style-name="T2"><text:tab/></text:span><text:span text:style-name="T2">BAT_LI</text:span><text:span text:style-name="T2">NE_CU</text:span><text:span text:style-name="T2">RRENC</text:span><text:span text:style-name="T2">Y</text:span><text:span text:style-name="T2"><text:tab/></text:span><text:span text:style-name="T2">X(3)</text:span></text:p>
          <text:p text:style-name="P3"><text:span text:style-name="T2"><text:tab/></text:span><text:span text:style-name="T2">BAT_LI</text:span><text:span text:style-name="T2">NE_A</text:span><text:span text:style-name="T2">MOUN</text:span><text:span text:style-name="T2">T</text:span><text:span text:style-name="T2"><text:tab/></text:span><text:span text:style-name="T2">DECIM</text:span><text:span text:style-name="T2">AL(20,</text:span><text:span text:style-name="T2">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</text:span><text:span text:style-name="T1">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C</text:span><text:span text:style-name="T3">L</text:span><text:span text:style-name="T3">A</text:span><text:span text:style-name="T3">S</text:span><text:span text:style-name="T3">S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</text:span><text:span text:style-name="T2">_US</text:span><text:span text:style-name="T2">ER</text:span><text:span text:style-name="T2"><text:tab/></text:span><text:span text:style-name="T2">VX(6</text:span><text:span text:style-name="T2">4)</text:span></text:p>
          <text:p text:style-name="P3"><text:span text:style-name="T2"><text:tab/></text:span><text:span text:style-name="T2">ROL</text:span><text:span text:style-name="T2">_IS_</text:span><text:span text:style-name="T2">AD</text:span><text:span text:style-name="T2">MIN</text:span><text:span text:style-name="T2"><text:tab/></text:span><text:span text:style-name="T2">INTE</text:span><text:span text:style-name="T2">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R</text:span><text:span text:style-name="T3">O</text:span><text:span text:style-name="T3">L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</text:span><text:span text:style-name="T2">MP</text:span><text:span text:style-name="T2"><text:tab/></text:span><text:span text:style-name="T2">TIMESTAM</text:span><text:span text:style-name="T2">P</text:span></text:p>
          <text:p text:style-name="P3"><text:span text:style-name="T2"><text:tab/></text:span><text:span text:style-name="T2">AUD_QUE</text:span><text:span text:style-name="T2">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A</text:span><text:span text:style-name="T3">U</text:span><text:span text:style-name="T3">D</text:span><text:span text:style-name="T3">I</text:span><text:span text:style-name="T3">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</text:span><text:span text:style-name="T3">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3</text:span></text:p>
            <text:p><text:span text:style-name="T4">Last updated : 2016-10-09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</text:span><text:span text:style-name="T2">C_</text:span><text:span text:style-name="T2">NU</text:span><text:span text:style-name="T2">MB</text:span><text:span text:style-name="T2">ER</text:span><text:span text:style-name="T2"><text:tab/></text:span><text:span text:style-name="T2">VX(</text:span><text:span text:style-name="T2">64)</text:span></text:p>
          <text:p text:style-name="P12"><text:span text:style-name="T2">#</text:span><text:span text:style-name="T2"><text:tab/></text:span><text:span text:style-name="T2">AC</text:span><text:span text:style-name="T2">C_</text:span><text:span text:style-name="T2">AR</text:span><text:span text:style-name="T2">C_</text:span><text:span text:style-name="T2">DAT</text:span><text:span text:style-name="T2">E</text:span><text:span text:style-name="T2"><text:tab/></text:span><text:span text:style-name="T2">DAT</text:span><text:span text:style-name="T2">E</text:span></text:p>
          <text:p text:style-name="P12"><text:span text:style-name="T2"><text:tab/></text:span><text:span text:style-name="T2">AC</text:span><text:span text:style-name="T2">C_</text:span><text:span text:style-name="T2">AR</text:span><text:span text:style-name="T2">C_</text:span><text:span text:style-name="T2">DE</text:span><text:span text:style-name="T2">BIT</text:span><text:span text:style-name="T2"><text:tab/></text:span><text:span text:style-name="T2">DE</text:span><text:span text:style-name="T2">CI</text:span><text:span text:style-name="T2">MA</text:span><text:span text:style-name="T2">L(2</text:span><text:span text:style-name="T2">0,5)</text:span></text:p>
          <text:p text:style-name="P12"><text:span text:style-name="T2"><text:tab/></text:span><text:span text:style-name="T2">AC</text:span><text:span text:style-name="T2">C_</text:span><text:span text:style-name="T2">AR</text:span><text:span text:style-name="T2">C_</text:span><text:span text:style-name="T2">CR</text:span><text:span text:style-name="T2">EDI</text:span><text:span text:style-name="T2">T</text:span><text:span text:style-name="T2"><text:tab/></text:span><text:span text:style-name="T2">DE</text:span><text:span text:style-name="T2">CI</text:span><text:span text:style-name="T2">MA</text:span><text:span text:style-name="T2">L(2</text:span><text:span text:style-name="T2">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</text:span><text:span text:style-name="T3">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  <draw:custom-shape draw:style-name="gr36" draw:text-style-name="P8" draw:layer="layout" svg:width="4.25cm" svg:height="2cm" svg:x="27.3cm" svg:y="18.201cm">
          <text:p text:style-name="P7"><text:span text:style-name="T2">#</text:span><text:span text:style-name="T2"><text:tab/></text:span><text:span text:style-name="T2">LE</text:span><text:span text:style-name="T2">D_</text:span><text:span text:style-name="T2">M</text:span><text:span text:style-name="T2">NE</text:span><text:span text:style-name="T2">M</text:span><text:span text:style-name="T2">O</text:span><text:span text:style-name="T2"><text:tab/></text:span><text:span text:style-name="T2">VX(</text:span><text:span text:style-name="T2">64)</text:span></text:p>
          <text:p text:style-name="P7"><text:span text:style-name="T2">#</text:span><text:span text:style-name="T2"><text:tab/></text:span><text:span text:style-name="T2">LE</text:span><text:span text:style-name="T2">D_</text:span><text:span text:style-name="T2">AR</text:span><text:span text:style-name="T2">C_</text:span><text:span text:style-name="T2">CU</text:span><text:span text:style-name="T2">RR</text:span><text:span text:style-name="T2">EN</text:span><text:span text:style-name="T2">CY</text:span><text:span text:style-name="T2"><text:tab/></text:span><text:span text:style-name="T2">X(3</text:span><text:span text:style-name="T2">)</text:span></text:p>
          <text:p text:style-name="P7"><text:span text:style-name="T2"># </text:span><text:span text:style-name="T2">LE</text:span><text:span text:style-name="T2">D_</text:span><text:span text:style-name="T2">AR</text:span><text:span text:style-name="T2">C_</text:span><text:span text:style-name="T2">DA</text:span><text:span text:style-name="T2">TE</text:span><text:span text:style-name="T2"><text:tab/></text:span><text:span text:style-name="T2">DA</text:span><text:span text:style-name="T2">TE</text:span></text:p>
          <text:p text:style-name="P7"><text:span text:style-name="T2"><text:tab/></text:span><text:span text:style-name="T2">LE</text:span><text:span text:style-name="T2">D_</text:span><text:span text:style-name="T2">AR</text:span><text:span text:style-name="T2">C_</text:span><text:span text:style-name="T2">DE</text:span><text:span text:style-name="T2">BIT</text:span><text:span text:style-name="T2"><text:tab/></text:span><text:span text:style-name="T2">DE</text:span><text:span text:style-name="T2">CI</text:span><text:span text:style-name="T2">M</text:span><text:span text:style-name="T2">AL(</text:span><text:span text:style-name="T2">20,</text:span><text:span text:style-name="T2">5)</text:span></text:p>
          <text:p text:style-name="P7"><text:span text:style-name="T2"><text:tab/></text:span><text:span text:style-name="T2">LE</text:span><text:span text:style-name="T2">D_</text:span><text:span text:style-name="T2">AR</text:span><text:span text:style-name="T2">C</text:span><text:span text:style-name="T2">_</text:span><text:span text:style-name="T2">CR</text:span><text:span text:style-name="T2">EDI</text:span><text:span text:style-name="T2">T</text:span><text:span text:style-name="T2"><text:tab/></text:span><text:span text:style-name="T2">DE</text:span><text:span text:style-name="T2">CI</text:span><text:span text:style-name="T2">M</text:span><text:span text:style-name="T2">AL(</text:span><text:span text:style-name="T2">20,</text:span><text:span text:style-name="T2">5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0.5cm" svg:x="27.3cm" svg:y="17.7cm">
          <text:p text:style-name="P5"><text:span text:style-name="T3">OFA_T_LEDGERS_ARC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6.697cm" svg:y1="18.418cm" svg:x2="27.301cm" svg:y2="18.418cm">
          <text:p/>
        </draw:line>
        <draw:line draw:style-name="gr7" draw:text-style-name="P9" draw:layer="layout" svg:x1="21.399cm" svg:y1="18.37cm" svg:x2="20.296cm" svg:y2="18.37cm">
          <text:p/>
        </draw:line>
        <draw:line draw:style-name="gr38" draw:text-style-name="P9" draw:layer="layout" svg:x1="21.4cm" svg:y1="17.089cm" svg:x2="26.694cm" svg:y2="17.089cm">
          <text:p/>
        </draw:line>
        <draw:line draw:style-name="gr38" draw:text-style-name="P9" draw:layer="layout" svg:x1="26.697cm" svg:y1="18.414cm" svg:x2="26.697cm" svg:y2="17.088cm">
          <text:p/>
        </draw:line>
        <draw:line draw:style-name="gr38" draw:text-style-name="P9" draw:layer="layout" svg:x1="21.409cm" svg:y1="18.369cm" svg:x2="21.409cm" svg:y2="17.088cm">
          <text:p/>
        </draw:line>
        <draw:line draw:style-name="gr16" draw:text-style-name="P9" draw:layer="layout" svg:x1="26.439cm" svg:y1="18.635cm" svg:x2="27.288cm" svg:y2="18.635cm">
          <text:p/>
        </draw:line>
        <draw:line draw:style-name="gr16" draw:text-style-name="P9" draw:layer="layout" svg:x1="26.432cm" svg:y1="18.629cm" svg:x2="26.432cm" svg:y2="16.856cm">
          <text:p/>
        </draw:line>
        <draw:line draw:style-name="gr16" draw:text-style-name="P9" draw:layer="layout" svg:x1="21.193cm" svg:y1="16.845cm" svg:x2="26.431cm" svg:y2="16.845cm">
          <text:p/>
        </draw:line>
        <draw:line draw:style-name="gr16" draw:text-style-name="P9" draw:layer="layout" svg:x1="21.183cm" svg:y1="16.855cm" svg:x2="21.183cm" svg:y2="11.299cm">
          <text:p/>
        </draw:line>
      </draw:page>
      <draw:page draw:name="page2" draw:style-name="dp1" draw:master-page-name="Default">
        <draw:custom-shape draw:style-name="gr39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</text:span><text:span text:style-name="T2">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</text:span><text:span text:style-name="T2">_ROW</text:span><text:span text:style-name="T2"><text:tab/></text:span><text:span text:style-name="T2">INTEGER)</text:span></text:p>
          <text:p text:style-name="P3"><text:span text:style-name="T2"><text:tab/></text:span><text:span text:style-name="T2">TFO_BOOL</text:span><text:span text:style-name="T2">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3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9-26</text:span></text:p>
          </draw:text-box>
        </draw:frame>
        <draw:custom-shape draw:style-name="gr44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4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9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5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6" draw:text-style-name="P20" draw:layer="layout" svg:width="3.542cm" svg:height="0.801cm" svg:x="32.812cm" svg:y="16.773cm">
          <draw:text-box>
            <text:p text:style-name="P19"><text:span text:style-name="T7">OFA_T_ACCOUNTS</text:span></text:p>
            <text:p text:style-name="P19"><text:span text:style-name="T7">OFA_T_RATES</text:span></text:p>
          </draw:text-box>
        </draw:frame>
      </draw:page>
      <draw:page draw:name="page3" draw:style-name="dp1" draw:master-page-name="Default">
        <draw:custom-shape draw:style-name="gr47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9" draw:text-style-name="P15" draw:layer="layout" svg:width="7.237cm" svg:height="1.199cm" svg:x="33.803cm" svg:y="27.501cm">
          <draw:text-box>
            <text:p><text:span text:style-name="T4">Openbook Recurrent data model v5</text:span></text:p>
            <text:p><text:span text:style-name="T4">Last updated : 2016-09-28</text:span></text:p>
          </draw:text-box>
        </draw:frame>
        <draw:custom-shape draw:style-name="gr50" draw:text-style-name="P4" draw:layer="layout" svg:width="4cm" svg:height="3cm" svg:x="14.22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4cm" svg:height="2.5cm" svg:x="14.22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6" draw:layer="layout" svg:width="4cm" svg:height="0.5cm" svg:x="14.22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18.215cm" svg:y1="11.632cm" svg:x2="19.215cm" svg:y2="11.632cm">
          <text:p/>
        </draw:line>
        <draw:frame draw:style-name="gr45" draw:text-style-name="P17" draw:layer="layout" svg:width="3.542cm" svg:height="0.526cm" svg:x="19.0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3.578cm" svg:y1="11.171cm" svg:x2="14.212cm" svg:y2="11.171cm">
          <text:p/>
        </draw:line>
        <draw:line draw:style-name="gr54" draw:text-style-name="P9" draw:layer="layout" svg:x1="13.586cm" svg:y1="16.909cm" svg:x2="14.22cm" svg:y2="16.909cm">
          <text:p/>
        </draw:line>
        <draw:line draw:style-name="gr54" draw:text-style-name="P9" draw:layer="layout" svg:x1="13.572cm" svg:y1="16.928cm" svg:x2="13.579cm" svg:y2="11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10-09T10:18:10.461559686</dc:date>
    <meta:editing-duration>P34DT1H6M9S</meta:editing-duration>
    <meta:editing-cycles>223</meta:editing-cycles>
    <meta:generator>LibreOffice/5.1.5.2$Linux_X86_64 LibreOffice_project/10$Build-2</meta:generator>
    <meta:document-statistic meta:object-count="208"/>
  </office:meta>
</office:document-meta>
</file>